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2BC13E98C25C039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No_20_Spacing">
      <style:text-properties officeooo:paragraph-rsid="000742e4"/>
    </style:style>
    <style:style style:name="P28" style:family="paragraph" style:parent-style-name="No_20_Spacing">
      <style:text-properties officeooo:paragraph-rsid="00076d8b"/>
    </style:style>
    <style:style style:name="P2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1"/>
    </style:style>
    <style:style style:name="P41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4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7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4">RIF.</text:p>
          </table:table-cell>
          <table:table-cell table:style-name="Tabella5.A1" office:value-type="string">
            <text:p text:style-name="P35">DESCRIZIONE</text:p>
          </table:table-cell>
          <table:table-cell table:style-name="Tabella5.A1" office:value-type="string">
            <text:p text:style-name="P36">U.M.</text:p>
          </table:table-cell>
          <table:table-cell table:style-name="Tabella5.A1" office:value-type="string">
            <text:p text:style-name="P37">Q.TA'</text:p>
          </table:table-cell>
          <table:table-cell table:style-name="Tabella5.A1" office:value-type="string">
            <text:p text:style-name="P37">PREZZO <text:span text:style-name="T10">UNIT.</text:span></text:p>
          </table:table-cell>
          <table:table-cell table:style-name="Tabella5.A1" office:value-type="string">
            <text:p text:style-name="P38">SC<text:span text:style-name="T10">ONTO</text:span> %</text:p>
          </table:table-cell>
          <table:table-cell table:style-name="Tabella5.G1" office:value-type="string">
            <text:p text:style-name="P38">IMPORTO</text:p>
          </table:table-cell>
        </table:table-row>
        <table:table-row>
          <table:table-cell table:style-name="Tabella5.A4" table:number-columns-spanned="7" office:value-type="string">
            <text:p text:style-name="P3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1"><text:placeholder text:placeholder-type="text">&lt;line.product_id.default_code or ''&gt;</text:placeholder></text:p>
          </table:table-cell>
          <table:table-cell table:style-name="Tabella5.B3" office:value-type="string">
            <text:p text:style-name="P31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0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3"><text:placeholder text:placeholder-type="text">&lt;italian_number(line.price_unit)&gt;</text:placeholder></text:p>
          </table:table-cell>
          <table:table-cell table:style-name="Tabella5.F3" office:value-type="string">
            <text:p text:style-name="P29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2"/>
      <text:p text:style-name="P22">Termini e condizioni di vendita</text:p>
      <text:p text:style-name="P18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0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2">Il rappresentante commerciale</text:p>
          </table:table-cell>
          <table:table-cell table:style-name="Tabella3.A1" office:value-type="string">
            <text:p text:style-name="P43"/>
          </table:table-cell>
          <table:table-cell table:style-name="Tabella3.A1" office:value-type="string">
            <text:p text:style-name="P43"/>
          </table:table-cell>
          <table:table-cell table:style-name="Tabella3.A1" office:value-type="string">
            <text:p text:style-name="P42">Data, timbro e firma</text:p>
          </table:table-cell>
          <table:table-cell table:style-name="Tabella3.A1" office:value-type="string">
            <text:p text:style-name="P41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1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3"><text:tab/><text:tab/><text:tab/><text:tab/><text:tab/><text:tab/><text:tab/></text:p>
      <text:p text:style-name="P40"><text:tab/><text:tab/><text:tab/><text:tab/></text:p>
      <text:p text:style-name="P16"/>
      <text:p text:style-name="P2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2BC13E98C25C0390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08:54:59.885469865</dc:date>
    <meta:print-date>2015-10-01T17:14:00Z</meta:print-date>
    <meta:editing-cycles>50</meta:editing-cycles>
    <meta:editing-duration>PT6H20M14S</meta:editing-duration>
    <meta:document-statistic meta:table-count="5" meta:image-count="1" meta:object-count="0" meta:page-count="2" meta:paragraph-count="62" meta:word-count="174" meta:character-count="1691" meta:non-whitespace-character-count="1517"/>
    <meta:template xlink:type="simple" xlink:actuate="onRequest" xlink:title="" xlink:href="Normal"/>
  </office:meta>
</office:document-meta>
</file>